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ProviderImpl.setWindow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RLProviderImpl.getPortlet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PortletURLProviderImpl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URLProviderImpl.i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UR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ortletURLProviderImpl.PortletURLProviderImpl( PortletURLProviderImpl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URLProviderImpl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Portl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PortletURLProviderImpl( PortletWindow portletWindow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URLProviderImpl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clea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as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ortletURLProvider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ProviderImpl.s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